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465a4" draw:marker-start-width="0.355cm" draw:marker-end-width="0.355cm" draw:fill="solid" draw:fill-color="#ffffff" draw:textarea-horizontal-align="justify" draw:textarea-vertical-align="middle" draw:auto-grow-height="false" fo:min-height="1.528cm" fo:min-width="2.294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3465a4" draw:marker-start-width="0.355cm" draw:marker-end-width="0.355cm" draw:fill="solid" draw:fill-color="#ffffff" draw:textarea-horizontal-align="justify" draw:textarea-vertical-align="middle" draw:auto-grow-height="false" fo:min-height="0.336cm" fo:min-width="0.08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="Symmetric_20_Arrow" draw:marker-start-width="0.276cm" draw:marker-end="Symmetric_20_Arrow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48cm" fo:min-width="0.398cm"/>
    </style:style>
    <style:style style:name="gr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color="#000000" draw:marker-end="Symmetric_20_Arrow" draw:marker-end-width="0.203cm" draw:fill="none" draw:fill-color="#ffffff" draw:textarea-vertical-align="middle"/>
    </style:style>
    <style:style style:name="gr9" style:family="graphic" style:parent-style-name="objectwithoutfill">
      <style:graphic-properties svg:stroke-color="#000000" draw:marker-start="Arrow" draw:marker-start-width="0.3cm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  <style:text-properties fo:font-size="8pt" style:font-size-asian="18pt" style:font-size-complex="18pt"/>
    </style:style>
    <style:style style:name="P4" style:family="paragraph">
      <loext:graphic-properties draw:fill="solid" draw:fill-color="#ffffff"/>
      <style:paragraph-properties fo:text-align="center"/>
      <style:text-properties fo:font-size="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8pt"/>
    </style:style>
    <style:style style:name="P7" style:family="paragraph">
      <loext:graphic-properties draw:fill-color="#ffffff"/>
      <style:paragraph-properties fo:text-align="center"/>
      <style:text-properties fo:font-size="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0pt" style:font-size-asian="18pt" style:font-size-complex="18pt"/>
    </style:style>
    <style:style style:name="P11" style:family="paragraph">
      <style:text-properties fo:font-size="12pt" style:font-size-asian="18pt" style:font-size-complex="18pt"/>
    </style:style>
    <style:style style:name="P12" style:family="paragraph">
      <loext:graphic-properties draw:fill="none" draw:fill-color="#ffffff"/>
      <style:text-properties fo:font-size="12pt" style:font-size-asian="18pt" style:font-size-complex="18pt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94cm" svg:height="1.778cm" svg:x="2.676cm" svg:y="24.037cm">
          <text:p text:style-name="P1">Base</text:p>
          <text:p text:style-name="P1">Station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1.27cm" svg:height="1.27cm" svg:x="3.082cm" svg:y="4.733cm">
          <text:p text:style-name="P3"><text:span text:style-name="T1">beac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7" draw:id="id7" draw:layer="layout" svg:width="1.27cm" svg:height="1.27cm" svg:x="9.661cm" svg:y="4.233cm">
          <text:p text:style-name="P3"><text:span text:style-name="T1">beac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8" draw:id="id8" draw:layer="layout" svg:width="1.27cm" svg:height="1.27cm" svg:x="16.519cm" svg:y="4.759cm">
          <text:p text:style-name="P3"><text:span text:style-name="T1">beac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3" draw:id="id3" draw:layer="layout" svg:width="1.27cm" svg:height="1.27cm" svg:x="2.582cm" svg:y="13.242cm">
          <text:p text:style-name="P3"><text:span text:style-name="T1">beac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4" draw:id="id4" draw:layer="layout" svg:width="1.27cm" svg:height="1.27cm" svg:x="9.229cm" svg:y="21.083cm">
          <text:p text:style-name="P3"><text:span text:style-name="T1">beac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5" draw:id="id5" draw:layer="layout" svg:width="1.27cm" svg:height="1.27cm" svg:x="16.494cm" svg:y="20.634cm">
          <text:p text:style-name="P3"><text:span text:style-name="T1">beacon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4" xml:id="id9" draw:id="id9" draw:layer="layout" svg:width="1.27cm" svg:height="1.27cm" svg:x="17.044cm" svg:y="13.268cm">
          <text:p text:style-name="P3"><text:span text:style-name="T1">beac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2" draw:id="id2" draw:layer="layout" svg:width="1.27cm" svg:height="1.27cm" svg:x="3.032cm" svg:y="20.608cm">
          <text:p text:style-name="P3"><text:span text:style-name="T1">beac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draw:type="curve" svg:x1="4.073cm" svg:y1="24.037cm" svg:x2="3.667cm" svg:y2="21.878cm" draw:start-shape="id1" draw:start-glue-point="0" draw:end-shape="id2" draw:end-glue-point="6" svg:d="M4073 24037c0-1618-406-539-406-2159" svg:viewBox="0 0 407 2160">
          <text:p/>
        </draw:connector>
        <draw:connector draw:style-name="gr4" draw:text-style-name="P5" draw:layer="layout" draw:type="curve" svg:x1="3.217cm" svg:y1="14.512cm" svg:x2="3.667cm" svg:y2="20.608cm" draw:start-shape="id3" draw:start-glue-point="6" draw:end-shape="id2" draw:end-glue-point="4" svg:d="M3217 14512c0 4573 450 1526 450 6096" svg:viewBox="0 0 451 6097">
          <text:p/>
        </draw:connector>
        <draw:connector draw:style-name="gr4" draw:text-style-name="P5" draw:layer="layout" draw:type="curve" svg:x1="4.302cm" svg:y1="21.243cm" svg:x2="9.229cm" svg:y2="21.718cm" draw:start-shape="id2" draw:start-glue-point="7" draw:end-shape="id4" draw:end-glue-point="5" svg:d="M4302 21243c3696 0 1233 475 4927 475" svg:viewBox="0 0 4928 476">
          <text:p/>
        </draw:connector>
        <draw:connector draw:style-name="gr4" draw:text-style-name="P5" draw:layer="layout" draw:type="curve" svg:x1="10.499cm" svg:y1="21.718cm" svg:x2="16.494cm" svg:y2="21.269cm" draw:start-shape="id4" draw:start-glue-point="7" draw:end-shape="id5" draw:end-glue-point="5" svg:d="M10499 21718c4497 0 1500-449 5995-449" svg:viewBox="0 0 5996 450">
          <text:p/>
        </draw:connector>
        <draw:connector draw:style-name="gr4" draw:text-style-name="P5" draw:layer="layout" draw:type="curve" svg:x1="3.717cm" svg:y1="6.003cm" svg:x2="3.217cm" svg:y2="13.242cm" draw:start-shape="id6" draw:start-glue-point="6" draw:end-shape="id3" draw:end-glue-point="4" svg:d="M3717 6003c0 5430-500 1811-500 7239" svg:viewBox="0 0 501 7240">
          <text:p/>
        </draw:connector>
        <draw:connector draw:style-name="gr4" draw:text-style-name="P5" draw:layer="layout" draw:type="curve" svg:x1="4.352cm" svg:y1="5.368cm" svg:x2="9.661cm" svg:y2="4.868cm" draw:start-shape="id6" draw:start-glue-point="7" draw:end-shape="id7" svg:d="M4352 5368c3982 0 1328-500 5309-500" svg:viewBox="0 0 5310 501">
          <text:p/>
        </draw:connector>
        <draw:connector draw:style-name="gr4" draw:text-style-name="P5" draw:layer="layout" draw:type="curve" svg:x1="10.931cm" svg:y1="4.868cm" svg:x2="16.519cm" svg:y2="5.394cm" draw:start-shape="id7" draw:start-glue-point="7" draw:end-shape="id8" draw:end-glue-point="5" svg:d="M10931 4868c4192 0 1399 526 5588 526" svg:viewBox="0 0 5589 527">
          <text:p/>
        </draw:connector>
        <draw:connector draw:style-name="gr4" draw:text-style-name="P5" draw:layer="layout" draw:type="curve" svg:x1="17.154cm" svg:y1="6.029cm" svg:x2="17.679cm" svg:y2="13.268cm" draw:start-shape="id8" draw:start-glue-point="6" draw:end-shape="id9" draw:end-glue-point="4" svg:d="M17154 6029c0 5430 525 1811 525 7239" svg:viewBox="0 0 526 7240">
          <text:p/>
        </draw:connector>
        <draw:connector draw:style-name="gr4" draw:text-style-name="P5" draw:layer="layout" draw:type="curve" svg:x1="17.679cm" svg:y1="14.538cm" svg:x2="17.129cm" svg:y2="20.634cm" draw:start-shape="id9" draw:start-glue-point="6" draw:end-shape="id5" draw:end-glue-point="4" svg:d="M17679 14538c0 4573-550 1526-550 6096" svg:viewBox="0 0 551 6097">
          <text:p/>
        </draw:connector>
        <draw:custom-shape draw:style-name="gr5" draw:text-style-name="P7" xml:id="id12" draw:id="id12" draw:layer="layout" svg:width="1.27cm" svg:height="1.27cm" svg:x="6.613cm" svg:y="6.41cm">
          <text:p text:style-name="P6"><text:span text:style-name="T1">Cow</text:span></text:p>
          <text:p text:style-name="P6"><text:span text:style-name="T1">BuzzZ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1.27cm" svg:height="1.27cm" svg:x="9.28cm" svg:y="14.69cm">
          <text:p text:style-name="P8"><text:span text:style-name="T1">Cow</text:span></text:p>
          <text:p text:style-name="P1"><text:span text:style-name="T1">BuzzZ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10" draw:id="id10" draw:layer="layout" svg:width="1.27cm" svg:height="1.27cm" svg:x="4.987cm" svg:y="17.51cm">
          <text:p text:style-name="P8"><text:span text:style-name="T1">Cow</text:span></text:p>
          <text:p text:style-name="P1"><text:span text:style-name="T1">BuzzZap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9" draw:layer="layout" svg:width="1.27cm" svg:height="1.27cm" svg:x="9.229cm" svg:y="10.093cm">
          <text:p text:style-name="P8"><text:span text:style-name="T1">Cow</text:span></text:p>
          <text:p text:style-name="P1"><text:span text:style-name="T1">BuzzZ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1.27cm" svg:height="1.27cm" svg:x="11.003cm" svg:y="12.039cm">
          <text:p text:style-name="P8"><text:span text:style-name="T1">Cow</text:span></text:p>
          <text:p text:style-name="P1"><text:span text:style-name="T1">BuzzZ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11" draw:id="id11" draw:layer="layout" svg:width="1.27cm" svg:height="1.27cm" svg:x="15.274cm" svg:y="9.509cm">
          <text:p text:style-name="P8"><text:span text:style-name="T1">Cow</text:span></text:p>
          <text:p text:style-name="P1"><text:span text:style-name="T1">BuzzZ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5.967cm" svg:height="0.725cm" svg:x="7.985cm" svg:y="24.074cm">
          <draw:text-box>
            <text:p text:style-name="P11"><text:span text:style-name="T2">wireless communication links</text:span></text:p>
          </draw:text-box>
        </draw:frame>
        <draw:line draw:style-name="gr8" draw:text-style-name="P13" draw:layer="layout" svg:x1="8.264cm" svg:y1="24.291cm" svg:x2="3.946cm" svg:y2="22.793cm">
          <text:p/>
        </draw:line>
        <draw:line draw:style-name="gr8" draw:text-style-name="P13" draw:layer="layout" svg:x1="10.779cm" svg:y1="24.074cm" svg:x2="12.404cm" svg:y2="21.718cm">
          <text:p/>
        </draw:line>
        <draw:connector draw:style-name="gr9" draw:text-style-name="P13" draw:layer="layout" draw:type="curve" svg:x1="5.622cm" svg:y1="17.51cm" svg:x2="3.852cm" svg:y2="13.877cm" draw:start-shape="id10" draw:start-glue-point="4" draw:end-shape="id3" draw:end-glue-point="7" svg:d="M5622 17510c0-2422-590-3633-1770-3633" svg:viewBox="0 0 1771 3634">
          <text:p/>
        </draw:connector>
        <draw:connector draw:style-name="gr9" draw:text-style-name="P13" draw:layer="layout" draw:type="curve" svg:x1="4.987cm" svg:y1="18.145cm" svg:x2="4.302cm" svg:y2="21.243cm" draw:start-shape="id10" draw:start-glue-point="6" draw:end-shape="id2" draw:end-glue-point="7" svg:d="M4987 18145c-751 0-501 1537-330 1537 172 0 435 1561-355 1561" svg:viewBox="0 0 686 3099">
          <text:p/>
        </draw:connector>
        <draw:connector draw:style-name="gr9" draw:text-style-name="P13" draw:layer="layout" draw:type="curve" svg:x1="6.257cm" svg:y1="18.145cm" svg:x2="9.864cm" svg:y2="21.083cm" draw:start-shape="id10" draw:start-glue-point="10" draw:end-shape="id4" draw:end-glue-point="4" svg:d="M6257 18145c2405 0 3607 979 3607 2938" svg:viewBox="0 0 3608 2939">
          <text:p/>
        </draw:connector>
        <draw:connector draw:style-name="gr9" draw:text-style-name="P13" draw:layer="layout" draw:type="curve" svg:x1="15.909cm" svg:y1="9.509cm" svg:x2="16.519cm" svg:y2="5.394cm" draw:start-shape="id11" draw:start-glue-point="4" draw:end-shape="id8" draw:end-glue-point="5" svg:d="M15909 9509c0-2744 203-4115 610-4115" svg:viewBox="0 0 611 4116">
          <text:p/>
        </draw:connector>
        <draw:connector draw:style-name="gr9" draw:text-style-name="P13" draw:layer="layout" draw:type="curve" svg:x1="15.909cm" svg:y1="10.779cm" svg:x2="17.044cm" svg:y2="13.903cm" draw:start-shape="id11" draw:start-glue-point="8" draw:end-shape="id9" draw:end-glue-point="5" svg:d="M15909 10779c0 2083 378 3124 1135 3124" svg:viewBox="0 0 1136 3125">
          <text:p/>
        </draw:connector>
        <draw:connector draw:style-name="gr9" draw:text-style-name="P13" draw:layer="layout" draw:type="curve" svg:x1="6.613cm" svg:y1="7.045cm" svg:x2="3.717cm" svg:y2="6.003cm" draw:start-shape="id12" draw:start-glue-point="6" draw:end-shape="id6" draw:end-glue-point="6" svg:d="M6613 7045c-1931 0-2896-347-2896-1042" svg:viewBox="0 0 2897 1043">
          <text:p/>
        </draw:connector>
        <draw:connector draw:style-name="gr9" draw:text-style-name="P13" draw:layer="layout" draw:type="curve" svg:x1="7.883cm" svg:y1="7.045cm" svg:x2="10.296cm" svg:y2="5.503cm" draw:start-shape="id12" draw:start-glue-point="10" draw:end-shape="id7" draw:end-glue-point="6" svg:d="M7883 7045c1609 0 2413-514 2413-1542" svg:viewBox="0 0 2414 1543">
          <text:p/>
        </draw:connector>
        <draw:line draw:style-name="gr8" draw:text-style-name="P13" draw:layer="layout" svg:x1="8.874cm" svg:y1="24.074cm" svg:x2="7.781cm" svg:y2="18.322cm">
          <text:p/>
        </draw:line>
        <draw:frame draw:style-name="gr7" draw:text-style-name="P14" draw:layer="layout" svg:width="6.518cm" svg:height="0.962cm" svg:x="7.385cm" svg:y="2.12cm">
          <draw:text-box>
            <text:p>Virtual Fence Syste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2T18:39:50.108000000</meta:creation-date>
    <dc:date>2019-08-22T20:27:09.756000000</dc:date>
    <meta:editing-duration>PT1H6M10S</meta:editing-duration>
    <meta:editing-cycles>3</meta:editing-cycles>
    <meta:generator>LibreOffice/6.0.6.2$Windows_X86_64 LibreOffice_project/0c292870b25a325b5ed35f6b45599d2ea4458e77</meta:generator>
    <meta:document-statistic meta:object-count="36"/>
  </office:meta>
</office:document-meta>
</file>